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7616" calcext:value-type="float">
            <text:p>69.3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6176" calcext:value-type="float">
            <text:p>69.2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9432" calcext:value-type="float">
            <text:p>69.3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82" calcext:value-type="float">
            <text:p>69.4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2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88432" calcext:value-type="float">
            <text:p>68.9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6448" calcext:value-type="float">
            <text:p>69.1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6344" calcext:value-type="float">
            <text:p>69.0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3024" calcext:value-type="float">
            <text:p>69.1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9832" calcext:value-type="float">
            <text:p>68.7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2712" calcext:value-type="float">
            <text:p>68.9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3192" calcext:value-type="float">
            <text:p>68.9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572" calcext:value-type="float">
            <text:p>68.6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6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7392" calcext:value-type="float">
            <text:p>68.2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7808" calcext:value-type="float">
            <text:p>68.5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1672" calcext:value-type="float">
            <text:p>68.2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2092" calcext:value-type="float">
            <text:p>68.3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200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5744" calcext:value-type="float">
            <text:p>68.0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6704" calcext:value-type="float">
            <text:p>68.1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9736" calcext:value-type="float">
            <text:p>67.2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0096" calcext:value-type="float">
            <text:p>66.30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9576" calcext:value-type="float">
            <text:p>65.9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2792" calcext:value-type="float">
            <text:p>65.7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47368" calcext:value-type="float">
            <text:p>65.0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1568" calcext:value-type="float">
            <text:p>64.3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47952" calcext:value-type="float">
            <text:p>65.1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6144" calcext:value-type="float">
            <text:p>64.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9336" calcext:value-type="float">
            <text:p>64.0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172" calcext:value-type="float">
            <text:p>63.29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7592" calcext:value-type="float">
            <text:p>62.2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0092" calcext:value-type="float">
            <text:p>60.7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5408</text:p>
          </table:table-cell>
          <table:table-cell office:value-type="string" calcext:value-type="string">
            <text:p>Silverton SW Quad</text:p>
          </table:table-cell>
          <table:table-cell office:value-type="string" calcext:value-type="string">
            <text:p>197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1532" calcext:value-type="float">
            <text:p>61.6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